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true"/>
      <style:text-properties officeooo:paragraph-rsid="00008351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24b071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01796c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2">Пример задач и сроков</text:span></text:span></text:p>
      <text:p text:style-name="P1" loext:marker-style-name="T1"><text:span text:style-name="Strong_20_Emphasis"><text:span text:style-name="T2"/></text:span></text:p>
      <text:p text:style-name="P1" loext:marker-style-name="T1"><text:span text:style-name="Strong_20_Emphasis"><text:span text:style-name="T3">| Задача <text:s text:c="53"/>| Начало <text:s text:c="5"/>| Конец <text:s text:c="5"/>| Ответственный <text:s text:c="2"/>|</text:span></text:span></text:p>
      <text:p text:style-name="P1" loext:marker-style-name="T1"><text:span text:style-name="Strong_20_Emphasis"><text:span text:style-name="T3">|--------------------------------------------------|--------------|----------------|--------------------|</text:span></text:span></text:p>
      <text:p text:style-name="P1" loext:marker-style-name="T1"><text:span text:style-name="Strong_20_Emphasis"><text:span text:style-name="T3">| 1. Исследование и планирование <text:s text:c="8"/>| 0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 </text:span></text:span><text:span text:style-name="Strong_20_Emphasis"><text:span text:style-name="T3">| 03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2. Дизайн интерфейса <text:s text:c="26"/>| 04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1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5"/>|</text:span></text:span></text:p>
      <text:p text:style-name="P1" loext:marker-style-name="T1"><text:span text:style-name="Strong_20_Emphasis"><text:span text:style-name="T3">| </text:span></text:span><text:span text:style-name="Strong_20_Emphasis"><text:span text:style-name="T5">3</text:span></text:span><text:span text:style-name="Strong_20_Emphasis"><text:span text:style-name="T3">. Разработка десктопной версии <text:s text:c="8"/>| 1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2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</text:span></text:span><text:span text:style-name="Strong_20_Emphasis"><text:span text:style-name="T5">4</text:span></text:span><text:span text:style-name="Strong_20_Emphasis"><text:span text:style-name="T3">. Интеграция уровней сложности <text:s text:c="5"/>| 2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25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</text:span></text:span><text:span text:style-name="Strong_20_Emphasis"><text:span text:style-name="T5">5</text:span></text:span><text:span text:style-name="Strong_20_Emphasis"><text:span text:style-name="T3">. Тестирование игры <text:s text:c="27"/>| 26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30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4"/>|</text:span></text:span></text:p>
      <text:p text:style-name="P1" loext:marker-style-name="T1"><text:span text:style-name="Strong_20_Emphasis"><text:span text:style-name="T3">| </text:span></text:span><text:span text:style-name="Strong_20_Emphasis"><text:span text:style-name="T5">6</text:span></text:span><text:span text:style-name="Strong_20_Emphasis"><text:span text:style-name="T3">. Запуск игры <text:s text:c="39"/>| 31.0</text:span></text:span><text:span text:style-name="Strong_20_Emphasis"><text:span text:style-name="T4">2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| 01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 </text:span></text:span><text:span text:style-name="Strong_20_Emphasis"><text:span text:style-name="T3"><text:s text:c="13"/>|</text:span></text:span></text:p>
      <text:p text:style-name="P1" loext:marker-style-name="T1"><text:span text:style-name="Strong_20_Emphasis"><text:span text:style-name="T3">| </text:span></text:span><text:span text:style-name="Strong_20_Emphasis"><text:span text:style-name="T5">7</text:span></text:span><text:span text:style-name="Strong_20_Emphasis"><text:span text:style-name="T3">. Сбор обратной связи и доработка <text:s text:c="3"/>| 02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 </text:span></text:span><text:span text:style-name="Strong_20_Emphasis"><text:span text:style-name="T3">| 07.0</text:span></text:span><text:span text:style-name="Strong_20_Emphasis"><text:span text:style-name="T4">3</text:span></text:span><text:span text:style-name="Strong_20_Emphasis"><text:span text:style-name="T3">.202</text:span></text:span><text:span text:style-name="Strong_20_Emphasis"><text:span text:style-name="T4">5</text:span></text:span><text:span text:style-name="Strong_20_Emphasis"><text:span text:style-name="T3"> <text:s/>| </text:span></text:span><text:span text:style-name="Strong_20_Emphasis"><text:span text:style-name="T4">Игорь</text:span></text:span><text:span text:style-name="Strong_20_Emphasis"><text:span text:style-name="T3"> <text:s text:c="13"/>|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8:20:11.178000000</meta:creation-date>
    <meta:print-date>2025-02-18T18:30:56.164000000</meta:print-date>
    <meta:printed-by>Файлы PDF</meta:printed-by>
    <dc:date>2025-02-18T18:31:36.358000000</dc:date>
    <meta:editing-duration>PT59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0" meta:word-count="101" meta:character-count="900" meta:non-whitespace-character-count="528"/>
  </office:meta>
</office:document-meta>
</file>